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idas</text:p>
      <text:p text:style-name="Standard"/>
      <text:p text:style-name="Standard">Escalonamento de intervalos ponderados:</text:p>
      <text:p text:style-name="Standard"/>
      <text:p text:style-name="Standard">#1</text:p>
      <text:p text:style-name="Standard">Escalonamento:</text:p>
      <text:p text:style-name="Standard">Custo: 0</text:p>
      <text:p text:style-name="Standard"/>
      <text:p text:style-name="Standard">#2</text:p>
      <text:p text:style-name="Standard">Escalonamento: 3</text:p>
      <text:p text:style-name="Standard">Custo: 50</text:p>
      <text:p text:style-name="Standard"/>
      <text:p text:style-name="Standard">#3</text:p>
      <text:p text:style-name="Standard">Escalonamento: 2</text:p>
      <text:p text:style-name="Standard">Custo: 7</text:p>
      <text:p text:style-name="Standard"/>
      <text:p text:style-name="Standard">#4</text:p>
      <text:p text:style-name="Standard">Escalonamento: 1, 2, 3, 4, 5</text:p>
      <text:p text:style-name="Standard">Custo: 22</text:p>
      <text:p text:style-name="Standard"/>
      <text:p text:style-name="Standard">#5</text:p>
      <text:p text:style-name="Standard">Escalonamento: 4, 3</text:p>
      <text:p text:style-name="Standard">Custo: 9</text:p>
      <text:p text:style-name="Standard"/>
      <text:p text:style-name="Standard">#6</text:p>
      <text:p text:style-name="Standard">Escalonamento: 3, 4, 5</text:p>
      <text:p text:style-name="Standard">Custo: 10</text:p>
      <text:p text:style-name="Standard"/>
      <text:p text:style-name="Standard">#7</text:p>
      <text:p text:style-name="Standard">Escalonamento: 1, 4, 14, 18</text:p>
      <text:p text:style-name="Standard">Custo: 11</text:p>
      <text:p text:style-name="Standard"/>
      <text:p text:style-name="Standard">Alinhamento de sequencias:</text:p>
      <text:p text:style-name="Standard"/>
      <text:p text:style-name="Standard">#1</text:p>
      <text:p text:style-name="Standard">Tamanho: 0</text:p>
      <text:p text:style-name="Standard">Alinhamento: </text:p>
      <text:p text:style-name="Standard">G G G G G G G </text:p>
      <text:p text:style-name="Standard">_ _ _ A A A A </text:p>
      <text:p text:style-name="Standard"/>
      <text:p text:style-name="Standard">#2</text:p>
      <text:p text:style-name="Standard">Tamanho: 3</text:p>
      <text:p text:style-name="Standard">Alinhamento:</text:p>
      <text:p text:style-name="Standard">C G T A C G T _ A </text:p>
      <text:p text:style-name="Standard">_ A T G C A T G C </text:p>
      <text:p text:style-name="Standard"/>
      <text:p text:style-name="Standard">#3</text:p>
      <text:p text:style-name="Standard">Tamanho: 2</text:p>
      <text:p text:style-name="Standard">Alinhamento: </text:p>
      <text:p text:style-name="Standard"><text:soft-page-break/>A C G T G C _ A </text:p>
      <text:p text:style-name="Standard">_ T G C A C G T </text:p>
      <text:p text:style-name="Standard"/>
      <text:p text:style-name="Standard">#4</text:p>
      <text:p text:style-name="Standard">Tamanho: 6</text:p>
      <text:p text:style-name="Standard">Alinhamento: </text:p>
      <text:p text:style-name="Standard">C T C G A T </text:p>
      <text:p text:style-name="Standard">C T C G A T </text:p>
      <text:p text:style-name="Standard"/>
      <text:p text:style-name="Standard">#5</text:p>
      <text:p text:style-name="Standard">Tamanho: 4</text:p>
      <text:p text:style-name="Standard">Alinhamento: </text:p>
      <text:p text:style-name="Standard">A G C _ T A T </text:p>
      <text:p text:style-name="Standard">G G C A T A G </text:p>
      <text:p text:style-name="Standard"/>
      <text:p text:style-name="Standard">#6</text:p>
      <text:p text:style-name="Standard">Tamanho: 8</text:p>
      <text:p text:style-name="Standard">Alinhamento: </text:p>
      <text:p text:style-name="Standard">C T A T C A G _ T T A _ G _ T C </text:p>
      <text:p text:style-name="Standard">G T _ T _ A G C C T A T G A T T </text:p>
      <text:p text:style-name="Standard"/>
      <text:p text:style-name="Standard"/>
      <text:p text:style-name="Standard">Mochila sem repeticao:</text:p>
      <text:p text:style-name="Standard"/>
      <text:p text:style-name="Standard">#1</text:p>
      <text:p text:style-name="Standard">Peso: 0, Valor: 0</text:p>
      <text:p text:style-name="Standard">Itens:</text:p>
      <text:p text:style-name="Standard"/>
      <text:p text:style-name="Standard">#2</text:p>
      <text:p text:style-name="Standard">Peso: 0, Valor: 0</text:p>
      <text:p text:style-name="Standard">Itens:</text:p>
      <text:p text:style-name="Standard"/>
      <text:p text:style-name="Standard">#3</text:p>
      <text:p text:style-name="Standard">Peso: 10, Valor: 71</text:p>
      <text:p text:style-name="Standard">Itens: 1, 2, 3, 4</text:p>
      <text:p text:style-name="Standard"/>
      <text:p text:style-name="Standard">#4</text:p>
      <text:p text:style-name="Standard">Peso: 100, Valor: 55</text:p>
      <text:p text:style-name="Standard">Itens: 2, 3, 6</text:p>
      <text:p text:style-name="Standard"/>
      <text:p text:style-name="Standard">#5</text:p>
      <text:p text:style-name="Standard">Peso: 146 Valor: 139</text:p>
      <text:p text:style-name="Standard">Itens: </text:p>
      <text:p text:style-name="Standard"/>
      <text:p text:style-name="Standard">Distancia de Edicao:</text:p>
      <text:p text:style-name="Standard"/>
      <text:p text:style-name="Standard">#1</text:p>
      <text:p text:style-name="Standard">Distancia: 7</text:p>
      <text:p text:style-name="Standard">Edicao: </text:p>
      <text:p text:style-name="Standard"><text:soft-page-break/>u k u l e l e </text:p>
      <text:p text:style-name="Standard">_ _ b a n j o </text:p>
      <text:p text:style-name="Standard"/>
      <text:p text:style-name="Standard">#2</text:p>
      <text:p text:style-name="Standard">Distancia: 4</text:p>
      <text:p text:style-name="Standard">Edicao: </text:p>
      <text:p text:style-name="Standard">a s d a s d a s d _ </text:p>
      <text:p text:style-name="Standard">_ s d f s d f s d f </text:p>
      <text:p text:style-name="Standard"/>
      <text:p text:style-name="Standard">#3</text:p>
      <text:p text:style-name="Standard">Distancia: 4</text:p>
      <text:p text:style-name="Standard">Edicao: </text:p>
      <text:p text:style-name="Standard">s a i a _ s </text:p>
      <text:p text:style-name="Standard">_ a r a r a </text:p>
      <text:p text:style-name="Standard"/>
      <text:p text:style-name="Standard">#4</text:p>
      <text:p text:style-name="Standard">Distancia: 0</text:p>
      <text:p text:style-name="Standard">Edicao: </text:p>
      <text:p text:style-name="Standard">h o j e </text:p>
      <text:p text:style-name="Standard">h o j e </text:p>
      <text:p text:style-name="Standard"/>
      <text:p text:style-name="Standard">#5</text:p>
      <text:p text:style-name="Standard">Distancia: 6</text:p>
      <text:p text:style-name="Standard">Edicao: </text:p>
      <text:p text:style-name="Standard">e x p o n e n _ c i a l </text:p>
      <text:p text:style-name="Standard">_ _ p o l i n o m i a l </text:p>
      <text:p text:style-name="Standard"/>
      <text:p text:style-name="Standard">#6</text:p>
      <text:p text:style-name="Standard">Distancia: 5</text:p>
      <text:p text:style-name="Standard">Edicao: </text:p>
      <text:p text:style-name="Standard">a l f _ n # 6 </text:p>
      <text:p text:style-name="Standard">e l _ _ k # ! </text:p>
      <text:p text:style-name="Standard"/>
      <text:p text:style-name="Standard">#7</text:p>
      <text:p text:style-name="Standard">Distancia: 9</text:p>
      <text:p text:style-name="Standard">Edicao: </text:p>
      <text:p text:style-name="Standard">a m a r e l o - c l a r o </text:p>
      <text:p text:style-name="Standard">a m o r d a c a m e n t o </text:p>
      <text:p text:style-name="Standard"/>
      <text:p text:style-name="Standard">Linha de montagem:</text:p>
      <text:p text:style-name="Standard"/>
      <text:p text:style-name="Standard">#1</text:p>
      <text:p text:style-name="Standard">1 1</text:p>
      <text:p text:style-name="Standard">2 2</text:p>
      <text:p text:style-name="Standard">1 3</text:p>
      <text:p text:style-name="Standard">2 4</text:p>
      <text:p text:style-name="Standard">2 5</text:p>
      <text:p text:style-name="Standard">1 6</text:p>
      <text:p text:style-name="Standard">38</text:p>
      <text:p text:style-name="Standard"><text:soft-page-break/></text:p>
      <text:p text:style-name="Standard">#2</text:p>
      <text:p text:style-name="Standard">3 1</text:p>
      <text:p text:style-name="Standard">2 2</text:p>
      <text:p text:style-name="Standard">1 3</text:p>
      <text:p text:style-name="Standard">1 4</text:p>
      <text:p text:style-name="Standard">2 5</text:p>
      <text:p text:style-name="Standard">14</text:p>
      <text:p text:style-name="Standard"/>
      <text:p text:style-name="Standard">#3</text:p>
      <text:p text:style-name="Standard"/>
      <text:p text:style-name="Standard">#4</text:p>
      <text:p text:style-name="Standard">1 1</text:p>
      <text:p text:style-name="Standard">1 1</text:p>
      <text:p text:style-name="Standard">1 1</text:p>
      <text:p text:style-name="Standard">15</text:p>
      <text:p text:style-name="Standard"/>
      <text:p text:style-name="Standard">#5</text:p>
      <text:p text:style-name="Standard">3 1</text:p>
      <text:p text:style-name="Standard">2 2</text:p>
      <text:p text:style-name="Standard">3 3</text:p>
      <text:p text:style-name="Standard">2 4</text:p>
      <text:p text:style-name="Standard">1 5</text:p>
      <text:p text:style-name="Standard">2 6</text:p>
      <text:p text:style-name="Standard">3 7</text:p>
      <text:p text:style-name="Standard">4 8</text:p>
      <text:p text:style-name="Standard">5 9</text:p>
      <text:p text:style-name="Standard">6 10</text:p>
      <text:p text:style-name="Standard">219</text:p>
      <text:p text:style-name="Standard"/>
      <text:p text:style-name="Standard">#6</text:p>
      <text:p text:style-name="Standard">3 1</text:p>
      <text:p text:style-name="Standard">2 2</text:p>
      <text:p text:style-name="Standard">3 3</text:p>
      <text:p text:style-name="Standard">2 4</text:p>
      <text:p text:style-name="Standard">1 5</text:p>
      <text:p text:style-name="Standard">2 6</text:p>
      <text:p text:style-name="Standard">3 7</text:p>
      <text:p text:style-name="Standard">4 8</text:p>
      <text:p text:style-name="Standard">5 9</text:p>
      <text:p text:style-name="Standard">6 10</text:p>
      <text:p text:style-name="Standard">7 11</text:p>
      <text:p text:style-name="Standard">6 12</text:p>
      <text:p text:style-name="Standard">5 13</text:p>
      <text:p text:style-name="Standard">4 14</text:p>
      <text:p text:style-name="Standard">5 15</text:p>
      <text:p text:style-name="Standard">6 16</text:p>
      <text:p text:style-name="Standard">7 17</text:p>
      <text:p text:style-name="Standard">8 18</text:p>
      <text:p text:style-name="Standard"><text:soft-page-break/>7 19</text:p>
      <text:p text:style-name="Standard">39</text:p>
      <text:p text:style-name="Standard"/>
      <text:p text:style-name="Standard">#7</text:p>
      <text:p text:style-name="Standard">1 1</text:p>
      <text:p text:style-name="Standard">1 2</text:p>
      <text:p text:style-name="Standard">2 3</text:p>
      <text:p text:style-name="Standard">2 4</text:p>
      <text:p text:style-name="Standard">8</text:p>
      <text:p text:style-name="Standard"/>
      <text:p text:style-name="Standard">Menores caminhos:</text:p>
      <text:p text:style-name="Standard"/>
      <text:p text:style-name="Standard">#1</text:p>
      <text:p text:style-name="Standard">Caminhos:</text:p>
      <text:p text:style-name="Standard"/>
      <text:p text:style-name="Standard">#2</text:p>
      <text:p text:style-name="Standard">Caminhos:</text:p>
      <text:p text:style-name="Standard">0 -&gt; 2 -&gt; 1, custo: 3</text:p>
      <text:p text:style-name="Standard">0 -&gt; 2, custo: 1</text:p>
      <text:p text:style-name="Standard">1 -&gt; 0, custo: 99</text:p>
      <text:p text:style-name="Standard">1 -&gt; 2, custo: 99</text:p>
      <text:p text:style-name="Standard">2 -&gt; 0, custo: 2</text:p>
      <text:p text:style-name="Standard">2 -&gt; 1, custo: 99</text:p>
      <text:p text:style-name="Standard"/>
      <text:p text:style-name="Standard">#3</text:p>
      <text:p text:style-name="Standard">Caminhos:</text:p>
      <text:p text:style-name="Standard">0 -&gt; 1, custo: 2</text:p>
      <text:p text:style-name="Standard">0 -&gt; 2, custo: -1</text:p>
      <text:p text:style-name="Standard">0 -&gt; 3, custo: 0.5</text:p>
      <text:p text:style-name="Standard">1 -&gt; 0, custo: 99</text:p>
      <text:p text:style-name="Standard">1 -&gt; 2, custo: -2</text:p>
      <text:p text:style-name="Standard">1 -&gt; 3, custo: 1</text:p>
      <text:p text:style-name="Standard">2 -&gt; 0, custo: 99</text:p>
      <text:p text:style-name="Standard">2 -&gt; 1, custo: 99</text:p>
      <text:p text:style-name="Standard">2 -&gt; 3, custo: 3</text:p>
      <text:p text:style-name="Standard">3 -&gt; 0, custo: 99</text:p>
      <text:p text:style-name="Standard">3 -&gt; 1, custo: 99</text:p>
      <text:p text:style-name="Standard">3 -&gt; 2, custo: 99</text:p>
      <text:p text:style-name="Standard"/>
      <text:p text:style-name="Standard">#4</text:p>
      <text:p text:style-name="Standard">Caminhos:</text:p>
      <text:p text:style-name="Standard">0 -&gt; 1, custo: 1</text:p>
      <text:p text:style-name="Standard">0 -&gt; 2, custo: 2</text:p>
      <text:p text:style-name="Standard">1 -&gt; 0, custo: 2</text:p>
      <text:p text:style-name="Standard">1 -&gt; 2, custo: 1</text:p>
      <text:p text:style-name="Standard">2 -&gt; 0, custo: 1</text:p>
      <text:p text:style-name="Standard">2 -&gt; 1, custo: 2</text:p>
      <text:p text:style-name="Standard"/>
      <text:p text:style-name="Standard">#5</text:p>
      <text:p text:style-name="Standard"><text:soft-page-break/>NAO deve produzir:</text:p>
      <text:p text:style-name="Standard">Caminhos:</text:p>
      <text:p text:style-name="Standard">0 -&gt; 1, custo: -1</text:p>
      <text:p text:style-name="Standard">1 -&gt; 0, custo: -1</text:p>
      <text:p text:style-name="Standard"/>
      <text:p text:style-name="Standard">#6</text:p>
      <text:p text:style-name="Standard">Caminhos:</text:p>
      <text:p text:style-name="Standard">0 -&gt; 1, custo: 1</text:p>
      <text:p text:style-name="Standard">0 -&gt; 1 -&gt; 2, custo: 3</text:p>
      <text:p text:style-name="Standard">0 -&gt; 1 -&gt; 2 -&gt; 3, custo: 4</text:p>
      <text:p text:style-name="Standard">1 -&gt; 0, custo: 99</text:p>
      <text:p text:style-name="Standard">1 -&gt; 2, custo: 2</text:p>
      <text:p text:style-name="Standard">1 -&gt; 2 -&gt; 3, custo: 3</text:p>
      <text:p text:style-name="Standard">2 -&gt; 0, custo: 99</text:p>
      <text:p text:style-name="Standard">2 -&gt; 1, custo: 99</text:p>
      <text:p text:style-name="Standard">2 -&gt; 3, custo: 1</text:p>
      <text:p text:style-name="Standard">3 -&gt; 0, custo: 99</text:p>
      <text:p text:style-name="Standard">3 -&gt; 1, custo: 99</text:p>
      <text:p text:style-name="Standard">3 -&gt; 2, custo: 99</text:p>
      <text:p text:style-name="Standard"/>
      <text:p text:style-name="Standard">#7</text:p>
      <text:p text:style-name="Standard">Caminhos:</text:p>
      <text:p text:style-name="Standard">0 -&gt; 1, custo: 1</text:p>
      <text:p text:style-name="Standard">0 -&gt; 2, custo: 2</text:p>
      <text:p text:style-name="Standard">0 -&gt; 3, custo: 3</text:p>
      <text:p text:style-name="Standard">0 -&gt; 4, custo: 4</text:p>
      <text:p text:style-name="Standard">1 -&gt; 0, custo: 99</text:p>
      <text:p text:style-name="Standard">1 -&gt; 2, custo: 1</text:p>
      <text:p text:style-name="Standard">1 -&gt; 3, custo: 2</text:p>
      <text:p text:style-name="Standard">1 -&gt; 4, custo: 3</text:p>
      <text:p text:style-name="Standard">2 -&gt; 0, custo: 99</text:p>
      <text:p text:style-name="Standard">2 -&gt; 1, custo: 99</text:p>
      <text:p text:style-name="Standard">2 -&gt; 3, custo: 1</text:p>
      <text:p text:style-name="Standard">2 -&gt; 4, custo: 2</text:p>
      <text:p text:style-name="Standard">3 -&gt; 0, custo: 99</text:p>
      <text:p text:style-name="Standard">3 -&gt; 1, custo: 99</text:p>
      <text:p text:style-name="Standard">3 -&gt; 2, custo: 99</text:p>
      <text:p text:style-name="Standard">3 -&gt; 4, custo: 1</text:p>
      <text:p text:style-name="Standard">4 -&gt; 0, custo: 99</text:p>
      <text:p text:style-name="Standard">4 -&gt; 1, custo: 99</text:p>
      <text:p text:style-name="Standard">4 -&gt; 2, custo: 99</text:p>
      <text:p text:style-name="Standard">4 -&gt; 3, custo: 99</text:p>
      <text:p text:style-name="Standard"/>
      <text:p text:style-name="Standard">#8</text:p>
      <text:p text:style-name="Standard">Caminhos:</text:p>
      <text:p text:style-name="Standard">0 -&gt; 1, custo: 3</text:p>
      <text:p text:style-name="Standard">0 -&gt; 2, custo: 4</text:p>
      <text:p text:style-name="Standard">0 -&gt; 3, custo: 5</text:p>
      <text:p text:style-name="Standard">0 -&gt; 4, custo: 2</text:p>
      <text:p text:style-name="Standard"><text:soft-page-break/>0 -&gt; 4 -&gt; 5, custo: 4</text:p>
      <text:p text:style-name="Standard">0 -&gt; 6, custo: 5</text:p>
      <text:p text:style-name="Standard">0 -&gt; 4 -&gt; 7, custo: 6</text:p>
      <text:p text:style-name="Standard">0 -&gt; 8, custo: 3</text:p>
      <text:p text:style-name="Standard">0 -&gt; 5 -&gt; 9, custo: 6</text:p>
      <text:p text:style-name="Standard">1 -&gt; 0, custo: 2</text:p>
      <text:p text:style-name="Standard">1 -&gt; 2, custo: 1</text:p>
      <text:p text:style-name="Standard">1 -&gt; 2 -&gt; 3, custo: 2</text:p>
      <text:p text:style-name="Standard">1 -&gt; 4, custo: 3</text:p>
      <text:p text:style-name="Standard">1 -&gt; 5, custo: 4</text:p>
      <text:p text:style-name="Standard">1 -&gt; 6, custo: 2</text:p>
      <text:p text:style-name="Standard">1 -&gt; 2 -&gt; 7, custo: 6</text:p>
      <text:p text:style-name="Standard">1 -&gt; 8, custo: 5</text:p>
      <text:p text:style-name="Standard">1 -&gt; 2 -&gt; 9, custo: 4</text:p>
      <text:p text:style-name="Standard">2 -&gt; 0, custo: 3</text:p>
      <text:p text:style-name="Standard">2 -&gt; 3 -&gt; 1, custo: 5</text:p>
      <text:p text:style-name="Standard">2 -&gt; 3, custo: 1</text:p>
      <text:p text:style-name="Standard">2 -&gt; 4, custo: 5</text:p>
      <text:p text:style-name="Standard">2 -&gt; 5, custo: 3</text:p>
      <text:p text:style-name="Standard">2 -&gt; 6, custo: 2</text:p>
      <text:p text:style-name="Standard">2 -&gt; 7, custo: 5</text:p>
      <text:p text:style-name="Standard">2 -&gt; 8, custo: 4</text:p>
      <text:p text:style-name="Standard">2 -&gt; 9, custo: 3</text:p>
      <text:p text:style-name="Standard">3 -&gt; 2 -&gt; 0, custo: 4</text:p>
      <text:p text:style-name="Standard">3 -&gt; 1, custo: 4</text:p>
      <text:p text:style-name="Standard">3 -&gt; 2, custo: 1</text:p>
      <text:p text:style-name="Standard">3 -&gt; 4, custo: 4</text:p>
      <text:p text:style-name="Standard">3 -&gt; 2 -&gt; 5, custo: 4</text:p>
      <text:p text:style-name="Standard">3 -&gt; 6, custo: 3</text:p>
      <text:p text:style-name="Standard">3 -&gt; 2 -&gt; 7, custo: 6</text:p>
      <text:p text:style-name="Standard">3 -&gt; 8, custo: 5</text:p>
      <text:p text:style-name="Standard">3 -&gt; 9, custo: 4</text:p>
      <text:p text:style-name="Standard">4 -&gt; 0, custo: 1</text:p>
      <text:p text:style-name="Standard">4 -&gt; 0 -&gt; 1, custo: 4</text:p>
      <text:p text:style-name="Standard">4 -&gt; 3 -&gt; 2, custo: 4</text:p>
      <text:p text:style-name="Standard">4 -&gt; 3, custo: 3</text:p>
      <text:p text:style-name="Standard">4 -&gt; 5, custo: 2</text:p>
      <text:p text:style-name="Standard">4 -&gt; 5 -&gt; 6, custo: 3</text:p>
      <text:p text:style-name="Standard">4 -&gt; 7, custo: 4</text:p>
      <text:p text:style-name="Standard">4 -&gt; 8, custo: 3</text:p>
      <text:p text:style-name="Standard">4 -&gt; 5 -&gt; 9, custo: 4</text:p>
      <text:p text:style-name="Standard">5 -&gt; 0, custo: 4</text:p>
      <text:p text:style-name="Standard">5 -&gt; 1, custo: 3</text:p>
      <text:p text:style-name="Standard">5 -&gt; 2, custo: 2</text:p>
      <text:p text:style-name="Standard">5 -&gt; 2 -&gt; 3, custo: 3</text:p>
      <text:p text:style-name="Standard">5 -&gt; 4, custo: 4</text:p>
      <text:p text:style-name="Standard">5 -&gt; 6, custo: 1</text:p>
      <text:p text:style-name="Standard">5 -&gt; 7, custo: 5</text:p>
      <text:p text:style-name="Standard">5 -&gt; 8, custo: 4</text:p>
      <text:p text:style-name="Standard"><text:soft-page-break/>5 -&gt; 9, custo: 2</text:p>
      <text:p text:style-name="Standard">6 -&gt; 2 -&gt; 0, custo: 6</text:p>
      <text:p text:style-name="Standard">6 -&gt; 5 -&gt; 1, custo: 5</text:p>
      <text:p text:style-name="Standard">6 -&gt; 2 , custo: 3</text:p>
      <text:p text:style-name="Standard">6 -&gt; 3, custo: 2</text:p>
      <text:p text:style-name="Standard">6 -&gt; 5 -&gt; 4, custo: 4</text:p>
      <text:p text:style-name="Standard">6 -&gt; 5, custo: 1</text:p>
      <text:p text:style-name="Standard">6 -&gt; 7, custo: 4</text:p>
      <text:p text:style-name="Standard">6 -&gt; 8, custo: 5</text:p>
      <text:p text:style-name="Standard">6 -&gt; 9, custo: 3</text:p>
      <text:p text:style-name="Standard">7 -&gt; 4 -&gt; 0, custo: 5</text:p>
      <text:p text:style-name="Standard">7 -&gt; 1, custo: 4</text:p>
      <text:p text:style-name="Standard">7 -&gt; 3 -&gt; 2, custo: 3</text:p>
      <text:p text:style-name="Standard">7 -&gt; 3, custo: 2</text:p>
      <text:p text:style-name="Standard">7 -&gt; 4, custo: 4</text:p>
      <text:p text:style-name="Standard">7 -&gt; 5, custo: 1</text:p>
      <text:p text:style-name="Standard">7 -&gt; 5 -&gt; 6, custo: 2</text:p>
      <text:p text:style-name="Standard">7 -&gt; 8, custo: 4</text:p>
      <text:p text:style-name="Standard">7 -&gt; 9, custo: 3</text:p>
      <text:p text:style-name="Standard">8 -&gt; 2 -&gt; 0, custo: 5</text:p>
      <text:p text:style-name="Standard">8 -&gt; 1, custo: 4</text:p>
      <text:p text:style-name="Standard">8 -&gt; 2, custo: 2</text:p>
      <text:p text:style-name="Standard">8 -&gt; 2 -&gt; 3, custo: 3</text:p>
      <text:p text:style-name="Standard">8 -&gt; 4, custo: 4</text:p>
      <text:p text:style-name="Standard">8 -&gt; 5, custo: 3</text:p>
      <text:p text:style-name="Standard">8 -&gt; 2 -&gt; 6, custo: 4</text:p>
      <text:p text:style-name="Standard">8 -&gt; 2 -&gt; 7, custo: 7</text:p>
      <text:p text:style-name="Standard">8 -&gt; 9, custo: 5</text:p>
      <text:p text:style-name="Standard">9 -&gt; 2 -&gt; 0, custo: 5</text:p>
      <text:p text:style-name="Standard">9 -&gt; 1, custo: 4</text:p>
      <text:p text:style-name="Standard">9 -&gt; 2, custo: 2</text:p>
      <text:p text:style-name="Standard">9 -&gt; 2 -&gt; 3, custo: 3</text:p>
      <text:p text:style-name="Standard">9 -&gt; 4, custo: 7</text:p>
      <text:p text:style-name="Standard">9 -&gt; 5, custo: 3</text:p>
      <text:p text:style-name="Standard">9 -&gt; 6, custo: 2</text:p>
      <text:p text:style-name="Standard">9 -&gt; 6 -&gt; 7, custo: 6</text:p>
      <text:p text:style-name="Standard">9 -&gt; 2 -&gt; 8, custo: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rchesoti </meta:initial-creator>
    <meta:creation-date>2013-03-13T13:53:37</meta:creation-date>
    <dc:date>2013-03-13T13:55:15</dc:date>
    <dc:creator>lmarchesoti </dc:creator>
    <meta:editing-duration>P0D</meta:editing-duration>
    <meta:editing-cycles>1</meta:editing-cycles>
    <meta:document-statistic meta:table-count="0" meta:image-count="0" meta:object-count="0" meta:page-count="8" meta:paragraph-count="333" meta:word-count="1311" meta:character-count="4122" meta:non-whitespace-character-count="3105"/>
    <meta:generator>LibreOffice/3.5$Linux_X86_64 LibreOffice_project/350m1$Build-2</meta:generator>
  </office:meta>
</office:document-meta>
</file>